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0in" fo:text-indent="0in" style:auto-text-indent="false" style:page-number="auto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weight="bold" officeooo:rsid="0010c305" officeooo:paragraph-rsid="0014f6fc" style:font-weight-asian="bold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4f6fc" style:font-weight-asian="bold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5d2e4" style:font-weight-asian="bold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14f6fc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15d2e4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paragraph-rsid="0014f6fc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officeooo:paragraph-rsid="0015d2e4"/>
    </style:style>
    <style:style style:name="P9" style:family="paragraph" style:parent-style-name="Heading_20_2">
      <style:text-properties officeooo:rsid="0015d2e4" officeooo:paragraph-rsid="0015d2e4"/>
    </style:style>
    <style:style style:name="P10" style:family="paragraph" style:parent-style-name="Heading_20_1"/>
    <style:style style:name="T1" style:family="text">
      <style:text-properties fo:font-style="italic" officeooo:rsid="0010c305" style:font-style-asian="italic" style:font-style-complex="italic"/>
    </style:style>
    <style:style style:name="T2" style:family="text">
      <style:text-properties officeooo:rsid="0014f6f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5d2e4"/>
    </style:style>
    <style:style style:name="T5" style:family="text">
      <style:text-properties fo:font-weight="bold" officeooo:rsid="0014f6f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FileListRead.c</text:span></text:h>
      <text:h text:style-name="P9" text:outline-level="2">Data types</text:h>
      <text:p text:style-name="P8"/>
      <text:h text:style-name="P9" text:outline-level="2">Functions</text:h>
      <text:p text:style-name="P1"><text:span text:style-name="T1">Reads the contents of the file represented by filename into the string fcontents.</text:span></text:p>
      <text:p text:style-name="P2"><text:a xlink:type="simple" xlink:href="https://developer.gnome.org/glib/stable/glib-File-Utilities.html#g-file-get-contents">gboolean bl = g_file_get_contents(filename, &amp;fcontents, len, NULL)</text:a></text:p>
      <text:p text:style-name="P2"/>
      <text:p text:style-name="P5">Splits the string <text:span text:style-name="T3">fcontents</text:span> into an array of strings represented by <text:span text:style-name="T3">p</text:span>.</text:p>
      <text:p text:style-name="P2"><text:a xlink:type="simple" xlink:href="https://developer.gnome.org/glib/stable/glib-String-Utility-Functions.html#g-strsplit"><text:span text:style-name="T2">gchar **p = g_strsplit(fcontents,"\n",0)</text:span></text:a></text:p>
      <text:p text:style-name="P3"/>
      <text:p text:style-name="P5">Compares the given two arguments(strings).</text:p>
      <text:p text:style-name="P3"><text:a xlink:type="simple" xlink:href="https://developer.gnome.org/glib/stable/glib-String-Utility-Functions.html#g-ascii-strcasecmp">g_ascii_strcasecmp(p[i],"")</text:a></text:p>
      <text:p text:style-name="P3"/>
      <text:p text:style-name="P6">Adds the element p[i] into the end of the GSList represented by list.</text:p>
      <text:p text:style-name="P3"><text:a xlink:type="simple" xlink:href="https://developer.gnome.org/glib/stable/glib-Singly-Linked-Lists.html#g-slist-append">list = g_slist_append(list, p[i])</text:a></text:p>
      <text:p text:style-name="P3"/>
      <text:p text:style-name="P6">A wrapper around the standard printf() function.</text:p>
      <text:p text:style-name="P3"><text:a xlink:type="simple" xlink:href="https://developer.gnome.org/glib/stable/glib-String-Utility-Functions.html#g-printf">g_printf("--&gt; %s", (char*)iterator-&gt;data)</text:a></text:p>
      <text:p text:style-name="P3"/>
      <text:p text:style-name="P6">Sorts the given GSList according to the given comparison function.</text:p>
      <text:p text:style-name="P3"><text:a xlink:type="simple" xlink:href="https://developer.gnome.org/glib/stable/glib-Singly-Linked-Lists.html#g-slist-sort">list = g_slist_sort(list, (GcompareFunc)int_comparator)</text:a></text:p>
      <text:p text:style-name="P3"/>
      <text:p text:style-name="P7"><text:span text:style-name="T4">The comparison function used to sort the GSList.</text:span></text:p>
      <text:p text:style-name="P4"><text:a xlink:type="simple" xlink:href="https://developer.gnome.org/glib/stable/glib-Doubly-Linked-Lists.html#GCompareFunc"><text:span text:style-name="T4">gint int_comparator(gconstpointer item1, gconstpointer item2)</text:span></text:a></text:p>
      <text:p text:style-name="P4"/>
      <text:p text:style-name="P6">Returns the length of the GSList represented by list.</text:p>
      <text:p text:style-name="P3"><text:a xlink:type="simple" xlink:href="https://developer.gnome.org/glib/stable/glib-Singly-Linked-Lists.html#g-slist-length">g_slist_length(list);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2:59.650147440</meta:creation-date>
    <dc:date>2015-07-08T09:36:27.369260224</dc:date>
    <meta:editing-duration>PT2M4S</meta:editing-duration>
    <meta:editing-cycles>1</meta:editing-cycles>
    <meta:document-statistic meta:table-count="0" meta:image-count="0" meta:object-count="0" meta:page-count="1" meta:paragraph-count="19" meta:word-count="114" meta:character-count="861" meta:non-whitespace-character-count="770"/>
    <meta:generator>LibreOffice/4.2.7.2$Linux_X86_64 LibreOffice_project/420m0$Build-2</meta:generator>
  </office:meta>
</office:document-meta>
</file>